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1.5pt solid #000000" fo:border-right="0.06pt solid #000000" fo:border-top="1.5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1.5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0000" fo:border-left="1.5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1.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1.5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0000" fo:border-left="1.5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1.5pt solid #000000" fo:border-top="1.5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1.5pt solid #000000" fo:border-left="0.06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Reference Year</text:p>
          </table:table-cell>
          <table:table-cell table:style-name="ce10" office:value-type="string" calcext:value-type="string">
            <text:p>Expenditure : Revenue</text:p>
          </table:table-cell>
        </table:table-row>
        <table:table-row table:style-name="ro1">
          <table:table-cell/>
          <table:table-cell table:style-name="ce11" office:value-type="string" calcext:value-type="string">
            <text:p>Social Services</text:p>
          </table:table-cell>
        </table:table-row>
        <table:table-row table:style-name="ro1">
          <table:table-cell/>
          <table:table-cell table:style-name="ce11" office:value-type="string" calcext:value-type="string">
            <text:p>General Education</text:p>
          </table:table-cell>
        </table:table-row>
        <table:table-row table:style-name="ro1">
          <table:table-cell/>
          <table:table-cell table:style-name="ce11"/>
        </table:table-row>
        <table:table-row table:style-name="ro1">
          <table:table-cell table:style-name="ce3"/>
          <table:table-cell table:style-name="ce12" office:value-type="string" calcext:value-type="string">
            <text:p>Actuals</text:p>
          </table:table-cell>
        </table:table-row>
        <table:table-row table:style-name="ro1">
          <table:table-cell table:style-name="ce4"/>
          <table:table-cell table:style-name="ce13" office:value-type="string" calcext:value-type="string">
            <text:p>Rs Crore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table:style-name="ce11" office:value-type="float" office:value="51807.45" calcext:value-type="float">
            <text:p>51807.45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table:style-name="ce11" office:value-type="float" office:value="55842.94" calcext:value-type="float">
            <text:p>55842.94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table:style-name="ce11" office:value-type="float" office:value="17376.16" calcext:value-type="float">
            <text:p>17376.16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table:style-name="ce11" office:value-type="float" office:value="18659.34" calcext:value-type="float">
            <text:p>18659.34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table:style-name="ce11" office:value-type="float" office:value="20821.25" calcext:value-type="float">
            <text:p>20821.25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table:style-name="ce11" office:value-type="float" office:value="24982.44" calcext:value-type="float">
            <text:p>24982.44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table:style-name="ce11" office:value-type="float" office:value="21635.84" calcext:value-type="float">
            <text:p>21635.84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table:style-name="ce11" office:value-type="float" office:value="27749.65" calcext:value-type="float">
            <text:p>27749.65</text:p>
          </table:table-cell>
        </table:table-row>
        <table:table-row table:style-name="ro1">
          <table:table-cell office:value-type="string" calcext:value-type="string">
            <text:p>2020-21</text:p>
          </table:table-cell>
          <table:table-cell table:style-name="ce11" office:value-type="float" office:value="27742.11" calcext:value-type="float">
            <text:p>27742.11</text:p>
          </table:table-cell>
        </table:table-row>
        <table:table-row table:style-name="ro1">
          <table:table-cell table:style-name="ce3" office:value-type="string" calcext:value-type="string">
            <text:p>2021-22</text:p>
          </table:table-cell>
          <table:table-cell table:style-name="ce12" office:value-type="float" office:value="29226.01" calcext:value-type="float">
            <text:p>29226.01</text:p>
          </table:table-cell>
        </table:table-row>
        <table:table-row table:style-name="ro1" table:number-rows-repeated="3"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Footnote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8" office:value-type="string" calcext:value-type="string">
            <text:p>2024-25 - Revised Estimates</text:p>
          </table:table-cell>
          <table:table-cell/>
        </table:table-row>
        <table:table-row table:style-name="ro1">
          <table:table-cell table:style-name="ce9" office:value-type="string" calcext:value-type="string">
            <text:p>2025-26 - Budget Estimates</text:p>
          </table:table-cell>
          <table:table-cell/>
        </table:table-row>
        <table:table-row table:style-name="ro1" table:number-rows-repeated="3">
          <table:table-cell table:style-name="ce5"/>
          <table:table-cell/>
        </table:table-row>
        <table:table-row table:style-name="ro1">
          <table:table-cell table:style-name="ce6" office:value-type="string" calcext:value-type="string">
            <text:p>Source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9" office:value-type="string" calcext:value-type="string">
            <text:p>Actuals:-&gt; Union Budget Documents: Budget Provision By Head of Account</text:p>
          </table:table-cell>
          <table:table-cell/>
        </table:table-row>
      </table:table>
      <table:named-expressions>
        <table:named-range table:name="HTML_1" table:base-cell-address="$Sheet1.$A$1" table:cell-range-address="$Sheet1.$A$1:.$B$5"/>
        <table:named-range table:name="HTML_2" table:base-cell-address="$Sheet1.$A$1" table:cell-range-address="$Sheet1.$A$6:.$B$16"/>
        <table:named-range table:name="HTML_3" table:base-cell-address="$Sheet1.$A$1" table:cell-range-address="$Sheet1.$A$22:.$A$24"/>
        <table:named-range table:name="HTML_4" table:base-cell-address="$Sheet1.$A$1" table:cell-range-address="$Sheet1.$A$30:.$A$31"/>
        <table:named-range table:name="HTML_all" table:base-cell-address="$Sheet1.$A$1" table:cell-range-address="$Sheet1.$A$1:.$B$3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33" meta:object-count="0"/>
    <meta:generator>LibreOffice/25.8.2.2$Windows_X86_64 LibreOffice_project/d401f2107ccab8f924a8e2df40f573aab7605b6f</meta:generator>
  </office:meta>
</office:document-meta>
</file>